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5300000053AC7D8FD9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e doc</text:p>
      <text:p text:style-name="Standard"/>
      <text:p text:style-name="Standard"/>
      <text:p text:style-name="Standard"/>
      <text:p text:style-name="Standard"><draw:frame draw:style-name="fr1" draw:name="figura1" text:anchor-type="paragraph" svg:width="8.969cm" svg:height="2.196cm" draw:z-index="0"><draw:image xlink:href="Pictures/100000000000015300000053AC7D8FD9.gif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4T23:43:14</meta:creation-date>
    <dc:date>2009-04-05T00:02:36</dc:date>
    <meta:editing-duration>PT00H09M12S</meta:editing-duration>
    <meta:editing-cycles>3</meta:editing-cycles>
    <meta:generator>BrOffice.org/3.0$Linux OpenOffice.org_project/300m15$Build-9379</meta:generator>
    <meta:document-statistic meta:table-count="0" meta:image-count="1" meta:object-count="0" meta:page-count="1" meta:paragraph-count="1" meta:word-count="2" meta:character-count="9"/>
  </office:meta>
</office:document-meta>
</file>